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" fo:font-size="28pt" style:font-size-asian="18pt" style:font-size-complex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6pt" style:font-size-complex="26pt"/>
    </style:style>
    <style:style style:name="T1" style:family="text">
      <style:text-properties style:text-position="sub 58%" style:font-name="jsMath-cmbsy10" fo:font-weight="normal" style:font-name-asian="jsMath-cmbsy10" style:font-weight-asian="normal" style:font-name-complex="jsMath-cmbsy10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b 58%" style:font-name="Lato Light" fo:font-size="24pt" fo:font-weight="250" style:font-size-asian="24pt" style:font-size-complex="24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style:text-position="sub 58%" fo:font-size="2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4cm" svg:height="9.4cm" svg:x="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27cm" svg:y1="10.073cm" svg:x2="18.4cm" svg:y2="10.073cm">
          <text:p/>
        </draw:line>
        <draw:frame draw:style-name="gr3" draw:text-style-name="P2" draw:layer="layout" svg:width="1.751cm" svg:height="2.046cm" svg:x="20.552cm" svg:y="5.2cm">
          <draw:text-box>
            <text:p text:style-name="P2">T<text:span text:style-name="T1">1</text:span></text:p>
          </draw:text-box>
        </draw:frame>
        <draw:frame draw:style-name="gr3" draw:text-style-name="P3" draw:layer="layout" svg:width="1.052cm" svg:height="1.356cm" svg:x="20.9cm" svg:y="6.844cm">
          <draw:text-box>
            <text:p text:style-name="P3"><text:span text:style-name="T2">h</text:span></text:p>
          </draw:text-box>
        </draw:frame>
        <draw:line draw:style-name="gr4" draw:text-style-name="P1" draw:layer="layout" svg:x1="18.452cm" svg:y1="5.2cm" svg:x2="18.452cm" svg:y2="8.6cm">
          <text:p/>
        </draw:line>
        <draw:line draw:style-name="gr4" draw:text-style-name="P1" draw:layer="layout" svg:x1="19.252cm" svg:y1="5.2cm" svg:x2="19.252cm" svg:y2="8.6cm">
          <text:p/>
        </draw:line>
        <draw:line draw:style-name="gr4" draw:text-style-name="P1" draw:layer="layout" svg:x1="20.152cm" svg:y1="5.2cm" svg:x2="20.152cm" svg:y2="8.6cm">
          <text:p/>
        </draw:line>
        <draw:frame draw:style-name="gr3" draw:text-style-name="P2" draw:layer="layout" svg:width="1.751cm" svg:height="2.046cm" svg:x="5.376cm" svg:y="5.4cm">
          <draw:text-box>
            <text:p text:style-name="P2">T<text:span text:style-name="T1">1</text:span></text:p>
          </draw:text-box>
        </draw:frame>
        <draw:frame draw:style-name="gr3" draw:text-style-name="P3" draw:layer="layout" svg:width="1.052cm" svg:height="1.356cm" svg:x="5.724cm" svg:y="7.044cm">
          <draw:text-box>
            <text:p text:style-name="P3"><text:span text:style-name="T2">h</text:span></text:p>
          </draw:text-box>
        </draw:frame>
        <draw:line draw:style-name="gr4" draw:text-style-name="P1" draw:layer="layout" svg:x1="7.075cm" svg:y1="5.2cm" svg:x2="7.075cm" svg:y2="8.6cm">
          <text:p/>
        </draw:line>
        <draw:line draw:style-name="gr4" draw:text-style-name="P1" draw:layer="layout" svg:x1="7.875cm" svg:y1="5.2cm" svg:x2="7.875cm" svg:y2="8.6cm">
          <text:p/>
        </draw:line>
        <draw:line draw:style-name="gr4" draw:text-style-name="P1" draw:layer="layout" svg:x1="8.775cm" svg:y1="5.2cm" svg:x2="8.775cm" svg:y2="8.6cm">
          <text:p/>
        </draw:line>
        <draw:frame draw:style-name="gr5" draw:text-style-name="P4" draw:layer="layout" svg:width="1.07cm" svg:height="1.549cm" svg:x="18.53cm" svg:y="10cm">
          <draw:text-box>
            <text:p text:style-name="P4"><text:span text:style-name="T3">r</text:span><text:span text:style-name="T4">0</text:span></text:p>
          </draw:text-box>
        </draw:frame>
        <draw:frame draw:style-name="gr5" draw:text-style-name="P4" draw:layer="layout" svg:width="0.786cm" svg:height="1.204cm" svg:x="15.6cm" svg:y="9cm">
          <draw:text-box>
            <text:p text:style-name="P4"><text:span text:style-name="T3">r</text:span></text:p>
          </draw:text-box>
        </draw:frame>
        <draw:frame draw:style-name="gr3" draw:text-style-name="P5" draw:layer="layout" svg:width="4.465cm" svg:height="1.374cm" svg:x="11.536cm" svg:y="11.4cm">
          <draw:text-box>
            <text:p text:style-name="P5"><text:span text:style-name="T5">T(r,t=0) = T</text:span><text:span text:style-name="T6">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4:35:55.043061157</meta:creation-date>
    <dc:date>2015-10-04T14:46:54.287653567</dc:date>
    <meta:editing-duration>P0D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